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08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7.878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1.909cm" fo:min-width="1.659cm"/>
    </style:style>
    <style:style style:name="gr11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9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3.286cm" svg:y="2.778cm">
          <text:p text:style-name="P1">U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29cm" svg:y1="4.048cm" svg:x2="4.429cm" svg:y2="7.096cm">
          <text:p/>
        </draw:line>
        <draw:custom-shape draw:style-name="gr3" draw:text-style-name="P3" draw:layer="layout" svg:width="0.254cm" svg:height="0.254cm" svg:x="3.15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31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85cm" svg:height="0.826cm" svg:x="5.318cm" svg:y="2.016cm">
          <draw:text-box>
            <text:p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4" draw:layer="layout" svg:width="1.585cm" svg:height="0.826cm" svg:x="1.889cm" svg:y="5cm">
          <draw:text-box>
            <text:p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line draw:style-name="gr5" draw:text-style-name="P2" draw:layer="layout" svg:x1="4.429cm" svg:y1="4.048cm" svg:x2="1.762cm" svg:y2="4.048cm">
          <text:p/>
        </draw:line>
        <draw:frame draw:style-name="gr6" draw:text-style-name="P5" draw:layer="layout" svg:width="1.488cm" svg:height="1.114cm" svg:x="1.925cm" svg:y="3.061cm">
          <draw:text-box>
            <text:p><text:span text:style-name="T3">u</text:span><text:span text:style-name="T4">hor</text:span></text:p>
          </draw:text-box>
        </draw:frame>
        <draw:line draw:style-name="gr5" draw:text-style-name="P2" draw:layer="layout" svg:x1="4.429cm" svg:y1="4.048cm" svg:x2="4.429cm" svg:y2="1.889cm">
          <text:p/>
        </draw:line>
        <draw:frame draw:style-name="gr7" draw:text-style-name="P5" draw:layer="layout" svg:width="1.467cm" svg:height="1.114cm" svg:x="3.216cm" svg:y="1.635cm">
          <draw:text-box>
            <text:p><text:span text:style-name="T3">u</text:span><text:span text:style-name="T4">ver</text:span></text:p>
          </draw:text-box>
        </draw:frame>
        <draw:frame draw:style-name="gr8" draw:text-style-name="P1" draw:layer="layout" svg:width="2.919cm" svg:height="1.562cm" svg:x="2.905cm" svg:y="7.69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5" draw:layer="layout" svg:width="1.488cm" svg:height="1.114cm" svg:x="4.556cm" svg:y="5.093cm">
          <draw:text-box>
            <text:p><text:span text:style-name="T3">u</text:span><text:span text:style-name="T4">g</text:span></text:p>
          </draw:text-box>
        </draw:frame>
        <draw:frame draw:style-name="gr9" draw:text-style-name="P5" draw:layer="layout" svg:width="10.795cm" svg:height="8.224cm" svg:x="9.763cm" svg:y="1.762cm">
          <draw:text-box>
            <text:p><text:tab/>Size and position of unit can be described by two points: left bottom (x<text:span text:style-name="T4">1</text:span>,y<text:span text:style-name="T4">1</text:span>) ant top right (x<text:span text:style-name="T4">2</text:span>,y<text:span text:style-name="T4">2</text:span>).</text:p>
            <text:p><text:tab/>For describe current state of the unit in the world it’s enough to have a two current speed vectors: vertical and horizontal. Measure of speed in our game context is points per frame. Each frame = n seconds. Also it is speed given by gravitation, and it always force unit.</text:p>
          </draw:text-box>
        </draw:frame>
        <draw:custom-shape draw:style-name="gr1" draw:text-style-name="P1" draw:layer="layout" svg:width="2.159cm" svg:height="2.159cm" svg:x="3.54cm" svg:y="11.922cm">
          <text:p text:style-name="P1">U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683cm" svg:y1="13.192cm" svg:x2="4.683cm" svg:y2="16.24cm">
          <text:p/>
        </draw:line>
        <draw:custom-shape draw:style-name="gr3" draw:text-style-name="P3" draw:layer="layout" svg:width="0.254cm" svg:height="0.254cm" svg:x="3.413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2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85cm" svg:height="0.826cm" svg:x="5.572cm" svg:y="11.16cm">
          <draw:text-box>
            <text:p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4" draw:layer="layout" svg:width="1.585cm" svg:height="0.826cm" svg:x="2.143cm" svg:y="14.144cm">
          <draw:text-box>
            <text:p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6" draw:text-style-name="P5" draw:layer="layout" svg:width="1.488cm" svg:height="1.114cm" svg:x="4.81cm" svg:y="14.237cm">
          <draw:text-box>
            <text:p><text:span text:style-name="T3">u</text:span><text:span text:style-name="T4">g</text:span></text:p>
          </draw:text-box>
        </draw:frame>
        <draw:frame draw:style-name="gr9" draw:text-style-name="P5" draw:layer="layout" svg:width="11.049cm" svg:height="8.128cm" svg:x="9.382cm" svg:y="11.16cm">
          <draw:text-box>
            <text:p><text:tab/>If unit is alone with no other units, it has only vertical gravitation speed, witch make unit move down. </text:p>
          </draw:text-box>
        </draw:frame>
        <draw:custom-shape draw:style-name="gr1" draw:text-style-name="P1" draw:layer="layout" svg:width="2.159cm" svg:height="2.159cm" svg:x="3.54cm" svg:y="18.907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413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2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585cm" svg:height="0.826cm" svg:x="5.572cm" svg:y="18.145cm">
          <draw:text-box>
            <text:p><text:span text:style-name="T1">(x</text:span><text:span text:style-name="T2">2</text:span><text:span text:style-name="T1">,y</text:span><text:span text:style-name="T2">2</text:span><text:span text:style-name="T1">)</text:span></text:p>
          </draw:text-box>
        </draw:frame>
        <draw:frame draw:style-name="gr4" draw:text-style-name="P4" draw:layer="layout" svg:width="1.585cm" svg:height="0.826cm" svg:x="2.143cm" svg:y="21.129cm">
          <draw:text-box>
            <text:p><text:span text:style-name="T1">(x</text:span><text:span text:style-name="T2">1</text:span><text:span text:style-name="T1">,y</text:span><text:span text:style-name="T2">1</text:span><text:span text:style-name="T1">)</text:span></text:p>
          </draw:text-box>
        </draw:frame>
        <draw:frame draw:style-name="gr6" draw:text-style-name="P5" draw:layer="layout" svg:width="1.488cm" svg:height="1.114cm" svg:x="4.81cm" svg:y="21.222cm">
          <draw:text-box>
            <text:p><text:span text:style-name="T3">u</text:span><text:span text:style-name="T4">g</text:span></text:p>
          </draw:text-box>
        </draw:frame>
        <draw:custom-shape draw:style-name="gr10" draw:text-style-name="P6" draw:layer="layout" svg:width="2.159cm" svg:height="2.159cm" svg:x="3.54cm" svg:y="21.129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3.413cm" svg:y="2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572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771cm" svg:height="0.826cm" svg:x="5.572cm" svg:y="20.494cm">
          <draw:text-box>
            <text:p><text:span text:style-name="T1">(x’</text:span><text:span text:style-name="T2">2</text:span><text:span text:style-name="T1">,y’</text:span><text:span text:style-name="T2">2</text:span><text:span text:style-name="T1">)</text:span></text:p>
          </draw:text-box>
        </draw:frame>
        <draw:frame draw:style-name="gr4" draw:text-style-name="P4" draw:layer="layout" svg:width="1.771cm" svg:height="0.826cm" svg:x="2.082cm" svg:y="23.288cm">
          <draw:text-box>
            <text:p><text:span text:style-name="T1">(x’</text:span><text:span text:style-name="T2">1</text:span><text:span text:style-name="T1">,y’</text:span><text:span text:style-name="T2">1</text:span><text:span text:style-name="T1">)</text:span></text:p>
          </draw:text-box>
        </draw:frame>
        <draw:frame draw:style-name="gr11" draw:text-style-name="P5" draw:layer="layout" svg:width="11.335cm" svg:height="6.985cm" svg:x="9.255cm" svg:y="18.272cm">
          <draw:text-box>
            <text:p><text:tab/>If two blocks bumped, block with lower priority takes speed of block with higher priority. <text:s/>So each unit should have priority. Units of ground and walls normally have the largest priority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21:53:06.287582754</meta:creation-date>
    <dc:date>2017-03-29T18:04:38.406681211</dc:date>
    <meta:editing-duration>PT2H48M6S</meta:editing-duration>
    <meta:editing-cycles>43</meta:editing-cycles>
    <meta:generator>LibreOffice/5.2.3.3$Linux_X86_64 LibreOffice_project/20m0$Build-3</meta:generator>
    <meta:document-statistic meta:object-count="33"/>
  </office:meta>
</office:document-meta>
</file>

<file path=Object 2/content.xml><?xml version="1.0" encoding="utf-8"?>
<math xmlns="http://www.w3.org/1998/Math/MathML" display="block">
  <semantics>
    <mrow>
      <mrow>
        <mo fence="true" stretchy="false">[</mo>
        <mrow>
          <mover>
            <mi>u</mi>
            <mo stretchy="false">→</mo>
          </mover>
        </mrow>
        <mo fence="true" stretchy="false">]</mo>
      </mrow>
      <mo stretchy="false">=</mo>
      <mfrac>
        <mover>
          <mi mathvariant="italic">points</mi>
          <mo stretchy="false">→</mo>
        </mover>
        <mi mathvariant="italic">frame</mi>
      </mfrac>
    </mrow>
    <annotation encoding="StarMath 5.0">[u csup{ rightarrow } ]= {points csup{ rightarrow }} over {frame}</annotation>
  </semantics>
</math>
</file>